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Credits">
      <style:table-properties table:display="true" style:writing-mode="lr-tb"/>
    </style:style>
    <style:style style:name="ta2" style:family="table" style:master-page-name="PageStyle_5f_data_5f_example_5f_applied_5f_toxicity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edit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Credi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 were provided by the German Agency for Consumer Protection and Food Safety (Bundesamt für Verbraucherschutz und Lebensmittelsicherhei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 were collected under the obligation of the German plant protection law (PflSchtzG §62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 were filtered and aggregated by Jakob Wolfram for the purpose of training on it to calculate the applied toxicities for aquatic plants and aquatic invertebra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Explanat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of the reported tonnag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Annual sale of pesticide in tons active ingredi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Name of the active ingredient of the pestic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CAS-RN of active ingredi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tl.aplant</text:p>
          </table:table-cell>
          <table:table-cell office:value-type="string" calcext:value-type="string">
            <text:p>regulatory threshold level of the active ingredient for aquatic plants, i.e. EC50 or LC50 applied with a safety fact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tl.inv.a</text:p>
          </table:table-cell>
          <table:table-cell office:value-type="string" calcext:value-type="string">
            <text:p>regulatory threshold level of the active ingredient aquatic invertebrates, i.e. EC50 or LC50 applied with a safety factor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_example_applied_toxicity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rtl.aplant</text:p>
          </table:table-cell>
          <table:table-cell office:value-type="string" calcext:value-type="string">
            <text:p>rtl.inv.a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9.589" calcext:value-type="float">
            <text:p>129,589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7.499" calcext:value-type="float">
            <text:p>177,499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21.005" calcext:value-type="float">
            <text:p>221,005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42.853" calcext:value-type="float">
            <text:p>242,853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2.845" calcext:value-type="float">
            <text:p>162,845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2.232" calcext:value-type="float">
            <text:p>222,232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4.131" calcext:value-type="float">
            <text:p>204,131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3.338" calcext:value-type="float">
            <text:p>133,338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8.795" calcext:value-type="float">
            <text:p>138,795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3.697" calcext:value-type="float">
            <text:p>183,697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5.915" calcext:value-type="float">
            <text:p>185,915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2.14" calcext:value-type="float">
            <text:p>192,14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2.295" calcext:value-type="float">
            <text:p>212,295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7.126" calcext:value-type="float">
            <text:p>177,126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5.638" calcext:value-type="float">
            <text:p>235,638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3.605" calcext:value-type="float">
            <text:p>223,605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4.595" calcext:value-type="float">
            <text:p>214,595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4.35" calcext:value-type="float">
            <text:p>284,35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6.788" calcext:value-type="float">
            <text:p>246,788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5.484" calcext:value-type="float">
            <text:p>225,484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6.488" calcext:value-type="float">
            <text:p>286,488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8.96" calcext:value-type="float">
            <text:p>318,96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7.983" calcext:value-type="float">
            <text:p>287,983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0.509" calcext:value-type="float">
            <text:p>260,509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.687" calcext:value-type="float">
            <text:p>303,687</text:p>
          </table:table-cell>
          <table:table-cell office:value-type="string" calcext:value-type="string">
            <text:p>Diflufenican</text:p>
          </table:table-cell>
          <table:table-cell office:value-type="string" calcext:value-type="string">
            <text:p>83164-33-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66.99" calcext:value-type="float">
            <text:p>266,99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2.89" calcext:value-type="float">
            <text:p>162,89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.52" calcext:value-type="float">
            <text:p>191,52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0.55" calcext:value-type="float">
            <text:p>210,55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8.075" calcext:value-type="float">
            <text:p>188,075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.578" calcext:value-type="float">
            <text:p>23,578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0.7" calcext:value-type="float">
            <text:p>160,7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6.67" calcext:value-type="float">
            <text:p>206,67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5.71" calcext:value-type="float">
            <text:p>205,71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44.33" calcext:value-type="float">
            <text:p>344,33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4.733" calcext:value-type="float">
            <text:p>364,733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8.074" calcext:value-type="float">
            <text:p>288,074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9.827" calcext:value-type="float">
            <text:p>239,827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8.699" calcext:value-type="float">
            <text:p>178,699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0.028" calcext:value-type="float">
            <text:p>80,028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1.803" calcext:value-type="float">
            <text:p>81,803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0.892" calcext:value-type="float">
            <text:p>100,892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8.587" calcext:value-type="float">
            <text:p>88,587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.417" calcext:value-type="float">
            <text:p>56,417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.217" calcext:value-type="float">
            <text:p>72,217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4.382" calcext:value-type="float">
            <text:p>44,382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.885" calcext:value-type="float">
            <text:p>22,885</text:p>
          </table:table-cell>
          <table:table-cell office:value-type="string" calcext:value-type="string">
            <text:p>Dimethachlor</text:p>
          </table:table-cell>
          <table:table-cell office:value-type="string" calcext:value-type="string">
            <text:p>50563-36-5</text:p>
          </table:table-cell>
          <table:table-cell office:value-type="float" office:value="0.217" calcext:value-type="float">
            <text:p>0,217</text:p>
          </table:table-cell>
          <table:table-cell office:value-type="float" office:value="85.4" calcext:value-type="float">
            <text:p>85,4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7.8" calcext:value-type="float">
            <text:p>107,8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0.37" calcext:value-type="float">
            <text:p>110,37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.564" calcext:value-type="float">
            <text:p>202,564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1.085" calcext:value-type="float">
            <text:p>81,085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3.22" calcext:value-type="float">
            <text:p>83,22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1.028" calcext:value-type="float">
            <text:p>131,028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9.068" calcext:value-type="float">
            <text:p>219,068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9.576" calcext:value-type="float">
            <text:p>279,576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4.025" calcext:value-type="float">
            <text:p>274,025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6.614" calcext:value-type="float">
            <text:p>356,614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8.15" calcext:value-type="float">
            <text:p>368,15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51.531" calcext:value-type="float">
            <text:p>351,531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1.679" calcext:value-type="float">
            <text:p>321,679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5.915" calcext:value-type="float">
            <text:p>335,915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99.822" calcext:value-type="float">
            <text:p>399,822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4.381" calcext:value-type="float">
            <text:p>394,381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94.311" calcext:value-type="float">
            <text:p>394,311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98.962" calcext:value-type="float">
            <text:p>498,962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5.94" calcext:value-type="float">
            <text:p>615,94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9.518" calcext:value-type="float">
            <text:p>619,518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50.849" calcext:value-type="float">
            <text:p>650,849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50.356" calcext:value-type="float">
            <text:p>650,356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142459-58-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01.988" calcext:value-type="float">
            <text:p>601,988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20.74" calcext:value-type="float">
            <text:p>620,74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25.9" calcext:value-type="float">
            <text:p>625,9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99.4" calcext:value-type="float">
            <text:p>599,4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30.328" calcext:value-type="float">
            <text:p>630,328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3.688" calcext:value-type="float">
            <text:p>723,688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81.439" calcext:value-type="float">
            <text:p>781,439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19.929" calcext:value-type="float">
            <text:p>819,929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75.88" calcext:value-type="float">
            <text:p>775,88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38.084" calcext:value-type="float">
            <text:p>838,084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67.783" calcext:value-type="float">
            <text:p>867,783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25.09" calcext:value-type="float">
            <text:p>925,09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66.389" calcext:value-type="float">
            <text:p>866,389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55.005" calcext:value-type="float">
            <text:p>855,005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81.465" calcext:value-type="float">
            <text:p>581,465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38.812" calcext:value-type="float">
            <text:p>838,812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0.884" calcext:value-type="float">
            <text:p>710,884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4.405" calcext:value-type="float">
            <text:p>784,405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2.051" calcext:value-type="float">
            <text:p>772,051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25.06" calcext:value-type="float">
            <text:p>625,06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76.194" calcext:value-type="float">
            <text:p>576,194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84.905" calcext:value-type="float">
            <text:p>584,905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8.986" calcext:value-type="float">
            <text:p>528,986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8.161" calcext:value-type="float">
            <text:p>368,161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.718" calcext:value-type="float">
            <text:p>290,718</text:p>
          </table:table-cell>
          <table:table-cell office:value-type="string" calcext:value-type="string">
            <text:p>Metazachlor</text:p>
          </table:table-cell>
          <table:table-cell office:value-type="string" calcext:value-type="string">
            <text:p>67129-08-2</text:p>
          </table:table-cell>
          <table:table-cell office:value-type="float" office:value="0.23" calcext:value-type="float">
            <text:p>0,23</text:p>
          </table:table-cell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2.611" calcext:value-type="float">
            <text:p>42,611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.824" calcext:value-type="float">
            <text:p>16,824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.406" calcext:value-type="float">
            <text:p>26,406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5.907" calcext:value-type="float">
            <text:p>85,907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6.822" calcext:value-type="float">
            <text:p>296,822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7.119" calcext:value-type="float">
            <text:p>227,119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2.236" calcext:value-type="float">
            <text:p>402,236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56.639" calcext:value-type="float">
            <text:p>456,639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8.895" calcext:value-type="float">
            <text:p>348,895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7.513" calcext:value-type="float">
            <text:p>227,513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4.711" calcext:value-type="float">
            <text:p>134,711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3.204" calcext:value-type="float">
            <text:p>333,204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8.694" calcext:value-type="float">
            <text:p>198,694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.291" calcext:value-type="float">
            <text:p>181,291</text:p>
          </table:table-cell>
          <table:table-cell office:value-type="string" calcext:value-type="string">
            <text:p>Pethoxamid</text:p>
          </table:table-cell>
          <table:table-cell office:value-type="string" calcext:value-type="string">
            <text:p>106700-29-2</text:p>
          </table:table-cell>
          <table:table-cell office:value-type="float" office:value="0.4" calcext:value-type="float">
            <text:p>0,4</text:p>
          </table:table-cell>
          <table:table-cell office:value-type="float" office:value="32.8" calcext:value-type="float">
            <text:p>32,8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72.233" calcext:value-type="float">
            <text:p>372,233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33.645" calcext:value-type="float">
            <text:p>433,645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00.687" calcext:value-type="float">
            <text:p>500,687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93.808" calcext:value-type="float">
            <text:p>593,808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38.586" calcext:value-type="float">
            <text:p>638,586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78.175" calcext:value-type="float">
            <text:p>678,175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16.216" calcext:value-type="float">
            <text:p>816,216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64.271" calcext:value-type="float">
            <text:p>664,271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56.177" calcext:value-type="float">
            <text:p>856,177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0.93" calcext:value-type="float">
            <text:p>850,93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6.279" calcext:value-type="float">
            <text:p>846,279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19.213" calcext:value-type="float">
            <text:p>719,213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73.489" calcext:value-type="float">
            <text:p>773,489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72.194" calcext:value-type="float">
            <text:p>772,194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20.129" calcext:value-type="float">
            <text:p>820,129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4.199" calcext:value-type="float">
            <text:p>704,199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58.823" calcext:value-type="float">
            <text:p>658,823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73.554" calcext:value-type="float">
            <text:p>573,554</text:p>
          </table:table-cell>
          <table:table-cell office:value-type="string" calcext:value-type="string">
            <text:p>S-Metolachlor</text:p>
          </table:table-cell>
          <table:table-cell office:value-type="string" calcext:value-type="string">
            <text:p>87392-12-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83.27" calcext:value-type="float">
            <text:p>183,27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84.692" calcext:value-type="float">
            <text:p>184,692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69.8" calcext:value-type="float">
            <text:p>269,8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16.8" calcext:value-type="float">
            <text:p>316,8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4.8" calcext:value-type="float">
            <text:p>254,8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8.735" calcext:value-type="float">
            <text:p>218,735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3.925" calcext:value-type="float">
            <text:p>283,925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0.437" calcext:value-type="float">
            <text:p>250,437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6.949" calcext:value-type="float">
            <text:p>216,949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4.248" calcext:value-type="float">
            <text:p>274,248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27.331" calcext:value-type="float">
            <text:p>227,331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6.739" calcext:value-type="float">
            <text:p>236,739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7.032" calcext:value-type="float">
            <text:p>167,032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7.478" calcext:value-type="float">
            <text:p>217,478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8.101" calcext:value-type="float">
            <text:p>288,101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6.929" calcext:value-type="float">
            <text:p>246,929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3.796" calcext:value-type="float">
            <text:p>253,796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9.242" calcext:value-type="float">
            <text:p>249,242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0.563" calcext:value-type="float">
            <text:p>340,563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2.924" calcext:value-type="float">
            <text:p>402,924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1.362" calcext:value-type="float">
            <text:p>431,362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.583" calcext:value-type="float">
            <text:p>332,583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5.441" calcext:value-type="float">
            <text:p>295,441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7.409" calcext:value-type="float">
            <text:p>237,409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.443" calcext:value-type="float">
            <text:p>222,443</text:p>
          </table:table-cell>
          <table:table-cell office:value-type="string" calcext:value-type="string">
            <text:p>Epoxiconazol</text:p>
          </table:table-cell>
          <table:table-cell office:value-type="string" calcext:value-type="string">
            <text:p>133855-98-8</text:p>
          </table:table-cell>
          <table:table-cell office:value-type="float" office:value="0.43" calcext:value-type="float">
            <text:p>0,43</text:p>
          </table:table-cell>
          <table:table-cell office:value-type="float" office:value="86.9" calcext:value-type="float">
            <text:p>86,9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531.907" calcext:value-type="float">
            <text:p>1531,907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38.779" calcext:value-type="float">
            <text:p>1738,779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89.632" calcext:value-type="float">
            <text:p>1489,632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733.745" calcext:value-type="float">
            <text:p>1733,745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22.685" calcext:value-type="float">
            <text:p>1222,685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82.753" calcext:value-type="float">
            <text:p>982,753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8.567" calcext:value-type="float">
            <text:p>728,567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54.777" calcext:value-type="float">
            <text:p>1054,777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90.614" calcext:value-type="float">
            <text:p>1590,614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92.004" calcext:value-type="float">
            <text:p>1292,004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83.374" calcext:value-type="float">
            <text:p>1483,374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00.156" calcext:value-type="float">
            <text:p>1400,156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57.997" calcext:value-type="float">
            <text:p>1957,997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45.498" calcext:value-type="float">
            <text:p>1745,498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41.842" calcext:value-type="float">
            <text:p>1141,842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46.559" calcext:value-type="float">
            <text:p>1346,559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69.816" calcext:value-type="float">
            <text:p>1269,816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80.389" calcext:value-type="float">
            <text:p>980,389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70.544" calcext:value-type="float">
            <text:p>1070,544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13.502" calcext:value-type="float">
            <text:p>1313,502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81.585" calcext:value-type="float">
            <text:p>1281,585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64.66" calcext:value-type="float">
            <text:p>1264,66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8.15" calcext:value-type="float">
            <text:p>1368,15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12.97" calcext:value-type="float">
            <text:p>1512,97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07.201" calcext:value-type="float">
            <text:p>1307,201</text:p>
          </table:table-cell>
          <table:table-cell office:value-type="string" calcext:value-type="string">
            <text:p>Mancozeb</text:p>
          </table:table-cell>
          <table:table-cell table:style-name="ce2" office:value-type="date" office:date-value="8018-01-07" calcext:value-type="date">
            <text:p>07.01.8018</text:p>
          </table:table-cell>
          <table:table-cell office:value-type="float" office:value="4.4" calcext:value-type="float">
            <text:p>4,4</text:p>
          </table:table-cell>
          <table:table-cell office:value-type="float" office:value="0.112" calcext:value-type="float">
            <text:p>0,112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19.913" calcext:value-type="float">
            <text:p>719,913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20.07" calcext:value-type="float">
            <text:p>920,07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94.618" calcext:value-type="float">
            <text:p>794,618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66.444" calcext:value-type="float">
            <text:p>466,444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36.784" calcext:value-type="float">
            <text:p>536,784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7.745" calcext:value-type="float">
            <text:p>357,745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3.493" calcext:value-type="float">
            <text:p>283,493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84.313" calcext:value-type="float">
            <text:p>384,313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79.255" calcext:value-type="float">
            <text:p>379,255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72.502" calcext:value-type="float">
            <text:p>472,502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32.045" calcext:value-type="float">
            <text:p>232,045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4.308" calcext:value-type="float">
            <text:p>124,308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3.749" calcext:value-type="float">
            <text:p>133,749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6.424" calcext:value-type="float">
            <text:p>116,424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7.8" calcext:value-type="float">
            <text:p>107,8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2.967" calcext:value-type="float">
            <text:p>62,967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4.103" calcext:value-type="float">
            <text:p>64,103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3.339" calcext:value-type="float">
            <text:p>43,339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0.782" calcext:value-type="float">
            <text:p>50,782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.188" calcext:value-type="float">
            <text:p>34,188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.267" calcext:value-type="float">
            <text:p>24,267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.881" calcext:value-type="float">
            <text:p>19,881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.207" calcext:value-type="float">
            <text:p>7,207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12427-38-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7.5" calcext:value-type="float">
            <text:p>77,5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0.615" calcext:value-type="float">
            <text:p>80,615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2.349" calcext:value-type="float">
            <text:p>32,349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3.968" calcext:value-type="float">
            <text:p>83,968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0.711" calcext:value-type="float">
            <text:p>80,711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.757" calcext:value-type="float">
            <text:p>52,757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3.418" calcext:value-type="float">
            <text:p>73,418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6.789" calcext:value-type="float">
            <text:p>86,789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2.485" calcext:value-type="float">
            <text:p>72,485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4.995" calcext:value-type="float">
            <text:p>74,995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3.687" calcext:value-type="float">
            <text:p>183,687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1.413" calcext:value-type="float">
            <text:p>121,413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3.84" calcext:value-type="float">
            <text:p>93,84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5.856" calcext:value-type="float">
            <text:p>75,856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2.276" calcext:value-type="float">
            <text:p>142,276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7.469" calcext:value-type="float">
            <text:p>167,469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7.553" calcext:value-type="float">
            <text:p>187,553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0.3" calcext:value-type="float">
            <text:p>180,3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1.412" calcext:value-type="float">
            <text:p>61,412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0.288" calcext:value-type="float">
            <text:p>150,288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0.233" calcext:value-type="float">
            <text:p>140,233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3.569" calcext:value-type="float">
            <text:p>123,569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.999" calcext:value-type="float">
            <text:p>126,999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3.62" calcext:value-type="float">
            <text:p>83,62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3.391" calcext:value-type="float">
            <text:p>53,391</text:p>
          </table:table-cell>
          <table:table-cell office:value-type="string" calcext:value-type="string">
            <text:p>Methiocarb</text:p>
          </table:table-cell>
          <table:table-cell office:value-type="string" calcext:value-type="string">
            <text:p>2032-65-7</text:p>
          </table:table-cell>
          <table:table-cell office:value-type="float" office:value="82" calcext:value-type="float">
            <text:p>82</text:p>
          </table:table-cell>
          <table:table-cell office:value-type="float" office:value="0.077" calcext:value-type="float">
            <text:p>0,077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79.216" calcext:value-type="float">
            <text:p>979,216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74.092" calcext:value-type="float">
            <text:p>974,092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14.725" calcext:value-type="float">
            <text:p>714,725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74.758" calcext:value-type="float">
            <text:p>774,758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16.35" calcext:value-type="float">
            <text:p>516,35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2.229" calcext:value-type="float">
            <text:p>572,229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67.825" calcext:value-type="float">
            <text:p>667,825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50.3" calcext:value-type="float">
            <text:p>550,3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36.545" calcext:value-type="float">
            <text:p>736,545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14.573" calcext:value-type="float">
            <text:p>914,573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81.201" calcext:value-type="float">
            <text:p>881,201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95.272" calcext:value-type="float">
            <text:p>1395,272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53.265" calcext:value-type="float">
            <text:p>953,265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28.243" calcext:value-type="float">
            <text:p>828,243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93.97" calcext:value-type="float">
            <text:p>893,97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28.509" calcext:value-type="float">
            <text:p>828,509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29.23" calcext:value-type="float">
            <text:p>829,23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90.145" calcext:value-type="float">
            <text:p>890,145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27.042" calcext:value-type="float">
            <text:p>927,042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38.878" calcext:value-type="float">
            <text:p>938,878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74.72" calcext:value-type="float">
            <text:p>974,72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79.691" calcext:value-type="float">
            <text:p>979,691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1.835" calcext:value-type="float">
            <text:p>741,835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22.148" calcext:value-type="float">
            <text:p>622,148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98.714" calcext:value-type="float">
            <text:p>598,714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40487-42-1</text:p>
          </table:table-cell>
          <table:table-cell office:value-type="float" office:value="0.38" calcext:value-type="float">
            <text:p>0,38</text:p>
          </table:table-cell>
          <table:table-cell office:value-type="float" office:value="1.47" calcext:value-type="float">
            <text:p>1,47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782" calcext:value-type="float">
            <text:p>0,782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573" calcext:value-type="float">
            <text:p>0,573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548" calcext:value-type="float">
            <text:p>0,548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468" calcext:value-type="float">
            <text:p>0,468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89" calcext:value-type="float">
            <text:p>0,489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322" calcext:value-type="float">
            <text:p>0,322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366" calcext:value-type="float">
            <text:p>0,366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224" calcext:value-type="float">
            <text:p>1,224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528" calcext:value-type="float">
            <text:p>0,528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191" calcext:value-type="float">
            <text:p>0,191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302" calcext:value-type="float">
            <text:p>1,302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.651" calcext:value-type="float">
            <text:p>4,651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.438" calcext:value-type="float">
            <text:p>18,438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488" calcext:value-type="float">
            <text:p>0,488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82" calcext:value-type="float">
            <text:p>0,082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2921-88-2</text:p>
          </table:table-cell>
          <table:table-cell office:value-type="string" calcext:value-type="string">
            <text:p>NA</text:p>
          </table:table-cell>
          <table:table-cell office:value-type="float" office:value="0.001" calcext:value-type="float">
            <text:p>0,001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2.659" calcext:value-type="float">
            <text:p>102,659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0.563" calcext:value-type="float">
            <text:p>80,563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.851" calcext:value-type="float">
            <text:p>34,851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.696" calcext:value-type="float">
            <text:p>31,696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lorpyrifos-methyl</text:p>
          </table:table-cell>
          <table:table-cell office:value-type="string" calcext:value-type="string">
            <text:p>5598-13-0</text:p>
          </table:table-cell>
          <table:table-cell office:value-type="string" calcext:value-type="string">
            <text:p>NA</text:p>
          </table:table-cell>
          <table:table-cell office:value-type="float" office:value="0.006" calcext:value-type="float">
            <text:p>0,006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5.92" calcext:value-type="float">
            <text:p>25,92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.92" calcext:value-type="float">
            <text:p>25,92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157" calcext:value-type="float">
            <text:p>0,157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7.1" calcext:value-type="float">
            <text:p>27,1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5.795" calcext:value-type="float">
            <text:p>75,795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.248" calcext:value-type="float">
            <text:p>2,248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fenphos</text:p>
          </table:table-cell>
          <table:table-cell office:value-type="string" calcext:value-type="string">
            <text:p>25311-71-1</text:p>
          </table:table-cell>
          <table:table-cell office:value-type="string" calcext:value-type="string">
            <text:p>NA</text:p>
          </table:table-cell>
          <table:table-cell office:value-type="float" office:value="0.009761" calcext:value-type="float">
            <text:p>0,009761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2.029" calcext:value-type="float">
            <text:p>72,029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5.055" calcext:value-type="float">
            <text:p>65,055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1.838" calcext:value-type="float">
            <text:p>61,838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2.731" calcext:value-type="float">
            <text:p>72,731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5.165" calcext:value-type="float">
            <text:p>75,165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1.427" calcext:value-type="float">
            <text:p>91,427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2.701" calcext:value-type="float">
            <text:p>82,701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</text:p>
          </table:table-cell>
          <table:table-cell office:value-type="string" calcext:value-type="string">
            <text:p>56-38-2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3.22" calcext:value-type="float">
            <text:p>23,22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.592" calcext:value-type="float">
            <text:p>25,592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8.848" calcext:value-type="float">
            <text:p>28,848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6.71" calcext:value-type="float">
            <text:p>26,71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.98" calcext:value-type="float">
            <text:p>23,98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.018" calcext:value-type="float">
            <text:p>29,018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.132" calcext:value-type="float">
            <text:p>19,132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.212" calcext:value-type="float">
            <text:p>26,212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hion-methyl</text:p>
          </table:table-cell>
          <table:table-cell office:value-type="string" calcext:value-type="string">
            <text:p>298-00-0</text:p>
          </table:table-cell>
          <table:table-cell office:value-type="string" calcext:value-type="string">
            <text:p>NA</text:p>
          </table:table-cell>
          <table:table-cell office:value-type="float" office:value="0.00126" calcext:value-type="float">
            <text:p>0,00126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1.777" calcext:value-type="float">
            <text:p>11,777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.739" calcext:value-type="float">
            <text:p>14,739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.592" calcext:value-type="float">
            <text:p>11,592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.413" calcext:value-type="float">
            <text:p>11,413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.424" calcext:value-type="float">
            <text:p>14,424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.207" calcext:value-type="float">
            <text:p>13,207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.877" calcext:value-type="float">
            <text:p>12,877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.114" calcext:value-type="float">
            <text:p>10,114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.176" calcext:value-type="float">
            <text:p>12,176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.226" calcext:value-type="float">
            <text:p>9,226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.447" calcext:value-type="float">
            <text:p>9,447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.112" calcext:value-type="float">
            <text:p>11,112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.339" calcext:value-type="float">
            <text:p>16,339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.266" calcext:value-type="float">
            <text:p>17,266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.464" calcext:value-type="float">
            <text:p>14,464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.946" calcext:value-type="float">
            <text:p>11,946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.107" calcext:value-type="float">
            <text:p>8,107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718" calcext:value-type="float">
            <text:p>6,718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.859" calcext:value-type="float">
            <text:p>6,859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.695" calcext:value-type="float">
            <text:p>3,695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853" calcext:value-type="float">
            <text:p>4,853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.335" calcext:value-type="float">
            <text:p>4,335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rimiphos-methyl</text:p>
          </table:table-cell>
          <table:table-cell office:value-type="string" calcext:value-type="string">
            <text:p>29232-93-7</text:p>
          </table:table-cell>
          <table:table-cell office:value-type="float" office:value="100" calcext:value-type="float">
            <text:p>100</text:p>
          </table:table-cell>
          <table:table-cell office:value-type="float" office:value="0.0021" calcext:value-type="float">
            <text:p>0,0021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.334" calcext:value-type="float">
            <text:p>7,334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066" calcext:value-type="float">
            <text:p>7,066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.805" calcext:value-type="float">
            <text:p>9,805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.587" calcext:value-type="float">
            <text:p>12,587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.214" calcext:value-type="float">
            <text:p>18,214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.415" calcext:value-type="float">
            <text:p>13,415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.654" calcext:value-type="float">
            <text:p>7,654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.126" calcext:value-type="float">
            <text:p>26,126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.451" calcext:value-type="float">
            <text:p>13,451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.752" calcext:value-type="float">
            <text:p>12,752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.307" calcext:value-type="float">
            <text:p>11,307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.603" calcext:value-type="float">
            <text:p>10,603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.945" calcext:value-type="float">
            <text:p>8,945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.328" calcext:value-type="float">
            <text:p>6,328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.532" calcext:value-type="float">
            <text:p>18,532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.378" calcext:value-type="float">
            <text:p>27,378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.046" calcext:value-type="float">
            <text:p>32,046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.534" calcext:value-type="float">
            <text:p>26,534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.502" calcext:value-type="float">
            <text:p>9,502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832" calcext:value-type="float">
            <text:p>10,832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81" calcext:value-type="float">
            <text:p>0,181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49" calcext:value-type="float">
            <text:p>0,249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445" calcext:value-type="float">
            <text:p>0,445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.257" calcext:value-type="float">
            <text:p>1,257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67375-30-8</text:p>
          </table:table-cell>
          <table:table-cell office:value-type="string" calcext:value-type="string">
            <text:p>NA</text:p>
          </table:table-cell>
          <table:table-cell office:value-type="float" office:value="0.00109" calcext:value-type="float">
            <text:p>0,00109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581" calcext:value-type="float">
            <text:p>1,581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043" calcext:value-type="float">
            <text:p>1,043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652" calcext:value-type="float">
            <text:p>0,652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578" calcext:value-type="float">
            <text:p>1,578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006" calcext:value-type="float">
            <text:p>9,006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.498" calcext:value-type="float">
            <text:p>13,498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.049" calcext:value-type="float">
            <text:p>10,049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.062" calcext:value-type="float">
            <text:p>10,062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.656" calcext:value-type="float">
            <text:p>10,656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.544" calcext:value-type="float">
            <text:p>15,544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.773" calcext:value-type="float">
            <text:p>17,773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.464" calcext:value-type="float">
            <text:p>23,464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.643" calcext:value-type="float">
            <text:p>21,643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.18" calcext:value-type="float">
            <text:p>26,18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.372" calcext:value-type="float">
            <text:p>18,372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.328" calcext:value-type="float">
            <text:p>24,328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.618" calcext:value-type="float">
            <text:p>35,618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.868" calcext:value-type="float">
            <text:p>13,868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252" calcext:value-type="float">
            <text:p>10,252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.981" calcext:value-type="float">
            <text:p>10,981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.301" calcext:value-type="float">
            <text:p>10,301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.918" calcext:value-type="float">
            <text:p>8,918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.149" calcext:value-type="float">
            <text:p>5,149</text:p>
          </table:table-cell>
          <table:table-cell office:value-type="string" calcext:value-type="string">
            <text:p>beta-Cyfluthrin</text:p>
          </table:table-cell>
          <table:table-cell office:value-type="string" calcext:value-type="string">
            <text:p>1820573-27-0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23" calcext:value-type="float">
            <text:p>2,30E-05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.108" calcext:value-type="float">
            <text:p>5,108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.674" calcext:value-type="float">
            <text:p>7,674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.902" calcext:value-type="float">
            <text:p>8,902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.337" calcext:value-type="float">
            <text:p>10,337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82657-04-3</text:p>
          </table:table-cell>
          <table:table-cell office:value-type="string" calcext:value-type="string">
            <text:p>NA</text:p>
          </table:table-cell>
          <table:table-cell office:value-type="float" office:value="0.0011" calcext:value-type="float">
            <text:p>0,0011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7.081" calcext:value-type="float">
            <text:p>17,081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.164" calcext:value-type="float">
            <text:p>17,164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.634" calcext:value-type="float">
            <text:p>13,634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.641" calcext:value-type="float">
            <text:p>19,641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.177" calcext:value-type="float">
            <text:p>9,177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.81" calcext:value-type="float">
            <text:p>20,81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.183" calcext:value-type="float">
            <text:p>9,183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.17" calcext:value-type="float">
            <text:p>20,17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.44" calcext:value-type="float">
            <text:p>5,44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.574" calcext:value-type="float">
            <text:p>5,574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618" calcext:value-type="float">
            <text:p>6,618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.086" calcext:value-type="float">
            <text:p>16,086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.978" calcext:value-type="float">
            <text:p>14,978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.839" calcext:value-type="float">
            <text:p>17,839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.648" calcext:value-type="float">
            <text:p>21,648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.236" calcext:value-type="float">
            <text:p>11,236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52315-07-8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53" calcext:value-type="float">
            <text:p>5,30E-05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.298" calcext:value-type="float">
            <text:p>4,298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.997" calcext:value-type="float">
            <text:p>3,997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.113" calcext:value-type="float">
            <text:p>3,113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.802" calcext:value-type="float">
            <text:p>3,802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.147" calcext:value-type="float">
            <text:p>7,147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998" calcext:value-type="float">
            <text:p>1,998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.994" calcext:value-type="float">
            <text:p>3,994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.902" calcext:value-type="float">
            <text:p>4,902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.908" calcext:value-type="float">
            <text:p>4,908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.804" calcext:value-type="float">
            <text:p>8,804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372" calcext:value-type="float">
            <text:p>6,372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.389" calcext:value-type="float">
            <text:p>5,389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.427" calcext:value-type="float">
            <text:p>2,427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.487" calcext:value-type="float">
            <text:p>3,487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.696" calcext:value-type="float">
            <text:p>3,696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089" calcext:value-type="float">
            <text:p>3,089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.841" calcext:value-type="float">
            <text:p>3,841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445" calcext:value-type="float">
            <text:p>2,445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.128" calcext:value-type="float">
            <text:p>2,128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43" calcext:value-type="float">
            <text:p>1,843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.253" calcext:value-type="float">
            <text:p>2,253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.576" calcext:value-type="float">
            <text:p>2,576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52918-63-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.228" calcext:value-type="float">
            <text:p>2,228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.938" calcext:value-type="float">
            <text:p>12,938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.272" calcext:value-type="float">
            <text:p>9,272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.402" calcext:value-type="float">
            <text:p>11,402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.402" calcext:value-type="float">
            <text:p>11,402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.898" calcext:value-type="float">
            <text:p>32,898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.423" calcext:value-type="float">
            <text:p>34,423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5.453" calcext:value-type="float">
            <text:p>55,453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.222" calcext:value-type="float">
            <text:p>53,222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.49" calcext:value-type="float">
            <text:p>30,49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.818" calcext:value-type="float">
            <text:p>27,818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.445" calcext:value-type="float">
            <text:p>35,445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.106" calcext:value-type="float">
            <text:p>43,106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.466" calcext:value-type="float">
            <text:p>21,466</text:p>
          </table:table-cell>
          <table:table-cell office:value-type="string" calcext:value-type="string">
            <text:p>Etofenprox</text:p>
          </table:table-cell>
          <table:table-cell office:value-type="string" calcext:value-type="string">
            <text:p>80844-07-1</text:p>
          </table:table-cell>
          <table:table-cell office:value-type="string" calcext:value-type="string">
            <text:p>NA</text:p>
          </table:table-cell>
          <table:table-cell office:value-type="float" office:value="0.012" calcext:value-type="float">
            <text:p>0,012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825" calcext:value-type="float">
            <text:p>1,825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.009" calcext:value-type="float">
            <text:p>3,009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817" calcext:value-type="float">
            <text:p>1,817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658" calcext:value-type="float">
            <text:p>0,658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121" calcext:value-type="float">
            <text:p>1,121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35" calcext:value-type="float">
            <text:p>1,435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.531" calcext:value-type="float">
            <text:p>1,531</text:p>
          </table:table-cell>
          <table:table-cell office:value-type="string" calcext:value-type="string">
            <text:p>gamma-Cyhalothrin</text:p>
          </table:table-cell>
          <table:table-cell office:value-type="string" calcext:value-type="string">
            <text:p>76703-62-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00446" calcext:value-type="float">
            <text:p>4,46E-06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.406" calcext:value-type="float">
            <text:p>5,406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.332" calcext:value-type="float">
            <text:p>4,332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.361" calcext:value-type="float">
            <text:p>4,361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.543" calcext:value-type="float">
            <text:p>7,543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.153" calcext:value-type="float">
            <text:p>5,153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668" calcext:value-type="float">
            <text:p>9,668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.019" calcext:value-type="float">
            <text:p>11,019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.815" calcext:value-type="float">
            <text:p>25,815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.031" calcext:value-type="float">
            <text:p>23,031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0.508" calcext:value-type="float">
            <text:p>30,508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.932" calcext:value-type="float">
            <text:p>25,932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.598" calcext:value-type="float">
            <text:p>25,598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.213" calcext:value-type="float">
            <text:p>38,213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.63" calcext:value-type="float">
            <text:p>26,63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.633" calcext:value-type="float">
            <text:p>20,633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.887" calcext:value-type="float">
            <text:p>18,887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.675" calcext:value-type="float">
            <text:p>24,675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.696" calcext:value-type="float">
            <text:p>21,696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.282" calcext:value-type="float">
            <text:p>19,282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.746" calcext:value-type="float">
            <text:p>29,746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.315" calcext:value-type="float">
            <text:p>28,315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.247" calcext:value-type="float">
            <text:p>26,247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.822" calcext:value-type="float">
            <text:p>24,822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.098" calcext:value-type="float">
            <text:p>25,098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.882" calcext:value-type="float">
            <text:p>30,882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91465-08-6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000019" calcext:value-type="float">
            <text:p>1,90E-05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082" calcext:value-type="float">
            <text:p>7,082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.515" calcext:value-type="float">
            <text:p>5,515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204" calcext:value-type="float">
            <text:p>0,204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.699" calcext:value-type="float">
            <text:p>9,699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.015" calcext:value-type="float">
            <text:p>3,015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.641" calcext:value-type="float">
            <text:p>16,641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.942" calcext:value-type="float">
            <text:p>9,942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.779" calcext:value-type="float">
            <text:p>5,779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.609" calcext:value-type="float">
            <text:p>8,609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.482" calcext:value-type="float">
            <text:p>5,482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.643" calcext:value-type="float">
            <text:p>3,643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.668" calcext:value-type="float">
            <text:p>12,668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.834" calcext:value-type="float">
            <text:p>11,834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.849" calcext:value-type="float">
            <text:p>19,849</text:p>
          </table:table-cell>
          <table:table-cell office:value-type="string" calcext:value-type="string">
            <text:p>tau-Fluvalinat</text:p>
          </table:table-cell>
          <table:table-cell office:value-type="string" calcext:value-type="string">
            <text:p>102851-06-9</text:p>
          </table:table-cell>
          <table:table-cell office:value-type="float" office:value="4.2" calcext:value-type="float">
            <text:p>4,2</text:p>
          </table:table-cell>
          <table:table-cell office:value-type="float" office:value="0.00021" calcext:value-type="float">
            <text:p>0,00021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24" calcext:value-type="float">
            <text:p>0,024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414" calcext:value-type="float">
            <text:p>0,414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368" calcext:value-type="float">
            <text:p>0,368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.606" calcext:value-type="float">
            <text:p>17,606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.414" calcext:value-type="float">
            <text:p>3,414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.125" calcext:value-type="float">
            <text:p>3,125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.105" calcext:value-type="float">
            <text:p>4,105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.916" calcext:value-type="float">
            <text:p>4,916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.478" calcext:value-type="float">
            <text:p>5,478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.267" calcext:value-type="float">
            <text:p>5,267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41" calcext:value-type="float">
            <text:p>7,41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.258" calcext:value-type="float">
            <text:p>4,258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.194" calcext:value-type="float">
            <text:p>5,194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571" calcext:value-type="float">
            <text:p>6,571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.454" calcext:value-type="float">
            <text:p>9,454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.543" calcext:value-type="float">
            <text:p>11,543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.003" calcext:value-type="float">
            <text:p>14,003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.804" calcext:value-type="float">
            <text:p>18,804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79538-32-2</text:p>
          </table:table-cell>
          <table:table-cell office:value-type="string" calcext:value-type="string">
            <text:p>NA</text:p>
          </table:table-cell>
          <table:table-cell office:value-type="float" office:value="0.00064" calcext:value-type="float">
            <text:p>0,00064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5.592" calcext:value-type="float">
            <text:p>55,592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2.52" calcext:value-type="float">
            <text:p>82,52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6.708" calcext:value-type="float">
            <text:p>16,708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9.944" calcext:value-type="float">
            <text:p>149,944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9.289" calcext:value-type="float">
            <text:p>109,289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.776" calcext:value-type="float">
            <text:p>19,776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.093" calcext:value-type="float">
            <text:p>25,093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0.062" calcext:value-type="float">
            <text:p>240,062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9.835" calcext:value-type="float">
            <text:p>39,835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57.165" calcext:value-type="float">
            <text:p>857,165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05.046" calcext:value-type="float">
            <text:p>905,046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1.174" calcext:value-type="float">
            <text:p>741,174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19.47" calcext:value-type="float">
            <text:p>719,47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25.053" calcext:value-type="float">
            <text:p>525,053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20.693" calcext:value-type="float">
            <text:p>620,693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49.24" calcext:value-type="float">
            <text:p>649,24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18.058" calcext:value-type="float">
            <text:p>518,058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65.435" calcext:value-type="float">
            <text:p>565,435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00.784" calcext:value-type="float">
            <text:p>1000,784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85.967" calcext:value-type="float">
            <text:p>885,967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48.073" calcext:value-type="float">
            <text:p>1148,073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8.781" calcext:value-type="float">
            <text:p>1418,781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60.818" calcext:value-type="float">
            <text:p>860,818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11.76" calcext:value-type="float">
            <text:p>911,76</text:p>
          </table:table-cell>
          <table:table-cell office:value-type="string" calcext:value-type="string">
            <text:p>Chlorthalonil</text:p>
          </table:table-cell>
          <table:table-cell office:value-type="string" calcext:value-type="string">
            <text:p>1897-45-6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9.603" calcext:value-type="float">
            <text:p>29,603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2.498" calcext:value-type="float">
            <text:p>192,498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36.861" calcext:value-type="float">
            <text:p>236,861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20.684" calcext:value-type="float">
            <text:p>420,684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8.452" calcext:value-type="float">
            <text:p>348,452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7.29" calcext:value-type="float">
            <text:p>407,29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51.169" calcext:value-type="float">
            <text:p>351,169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29.067" calcext:value-type="float">
            <text:p>429,067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6.251" calcext:value-type="float">
            <text:p>346,251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09.001" calcext:value-type="float">
            <text:p>309,001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9.75" calcext:value-type="float">
            <text:p>319,75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8.117" calcext:value-type="float">
            <text:p>238,117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1.416" calcext:value-type="float">
            <text:p>191,416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3.754" calcext:value-type="float">
            <text:p>153,754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6.449" calcext:value-type="float">
            <text:p>136,449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7.185" calcext:value-type="float">
            <text:p>167,185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2.065" calcext:value-type="float">
            <text:p>152,065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1.184" calcext:value-type="float">
            <text:p>151,184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4.804" calcext:value-type="float">
            <text:p>154,804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5.639" calcext:value-type="float">
            <text:p>165,639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6.257" calcext:value-type="float">
            <text:p>166,257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.15" calcext:value-type="float">
            <text:p>178,15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.089" calcext:value-type="float">
            <text:p>158,089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9.139" calcext:value-type="float">
            <text:p>119,139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2.685" calcext:value-type="float">
            <text:p>102,685</text:p>
          </table:table-cell>
          <table:table-cell office:value-type="string" calcext:value-type="string">
            <text:p>Fenpropidin</text:p>
          </table:table-cell>
          <table:table-cell office:value-type="string" calcext:value-type="string">
            <text:p>67306-00-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5.316" calcext:value-type="float">
            <text:p>345,316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8.747" calcext:value-type="float">
            <text:p>228,747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1.575" calcext:value-type="float">
            <text:p>181,575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21.673" calcext:value-type="float">
            <text:p>221,673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3.301" calcext:value-type="float">
            <text:p>263,301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4.787" calcext:value-type="float">
            <text:p>224,787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7.692" calcext:value-type="float">
            <text:p>217,692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2.992" calcext:value-type="float">
            <text:p>192,992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9.764" calcext:value-type="float">
            <text:p>39,764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1.745" calcext:value-type="float">
            <text:p>61,745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9.17" calcext:value-type="float">
            <text:p>159,17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4.778" calcext:value-type="float">
            <text:p>184,778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4.275" calcext:value-type="float">
            <text:p>234,275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5.479" calcext:value-type="float">
            <text:p>175,479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3.808" calcext:value-type="float">
            <text:p>183,808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9.59" calcext:value-type="float">
            <text:p>249,59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0.875" calcext:value-type="float">
            <text:p>230,875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4.674" calcext:value-type="float">
            <text:p>224,674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2.559" calcext:value-type="float">
            <text:p>252,559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3.86" calcext:value-type="float">
            <text:p>373,86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7.074" calcext:value-type="float">
            <text:p>427,074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1.491" calcext:value-type="float">
            <text:p>461,491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80.374" calcext:value-type="float">
            <text:p>380,374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4.246" calcext:value-type="float">
            <text:p>334,246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.344" calcext:value-type="float">
            <text:p>185,344</text:p>
          </table:table-cell>
          <table:table-cell office:value-type="string" calcext:value-type="string">
            <text:p>Prochloraz</text:p>
          </table:table-cell>
          <table:table-cell office:value-type="string" calcext:value-type="string">
            <text:p>67747-09-5</text:p>
          </table:table-cell>
          <table:table-cell office:value-type="float" office:value="0.55" calcext:value-type="float">
            <text:p>0,55</text:p>
          </table:table-cell>
          <table:table-cell office:value-type="float" office:value="7.7" calcext:value-type="float">
            <text:p>7,7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.02" calcext:value-type="float">
            <text:p>10,02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6.195" calcext:value-type="float">
            <text:p>226,195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9.521" calcext:value-type="float">
            <text:p>229,521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4.783" calcext:value-type="float">
            <text:p>124,783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0.859" calcext:value-type="float">
            <text:p>240,859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9.162" calcext:value-type="float">
            <text:p>239,162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34.332" calcext:value-type="float">
            <text:p>434,332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07.264" calcext:value-type="float">
            <text:p>707,264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34.163" calcext:value-type="float">
            <text:p>634,163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88.255" calcext:value-type="float">
            <text:p>588,255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6.011" calcext:value-type="float">
            <text:p>416,011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04.13" calcext:value-type="float">
            <text:p>604,13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7.417" calcext:value-type="float">
            <text:p>527,417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5.833" calcext:value-type="float">
            <text:p>265,833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2.931" calcext:value-type="float">
            <text:p>202,931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9.013" calcext:value-type="float">
            <text:p>239,013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2.824" calcext:value-type="float">
            <text:p>262,824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9.446" calcext:value-type="float">
            <text:p>349,446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8.052" calcext:value-type="float">
            <text:p>328,052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3.516" calcext:value-type="float">
            <text:p>173,516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2.06" calcext:value-type="float">
            <text:p>232,06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0.037" calcext:value-type="float">
            <text:p>310,037</text:p>
          </table:table-cell>
          <table:table-cell office:value-type="string" calcext:value-type="string">
            <text:p>Spiroxamine</text:p>
          </table:table-cell>
          <table:table-cell office:value-type="string" calcext:value-type="string">
            <text:p>118134-30-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6.304" calcext:value-type="float">
            <text:p>116,304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3.264" calcext:value-type="float">
            <text:p>123,264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4.558" calcext:value-type="float">
            <text:p>204,558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7.616" calcext:value-type="float">
            <text:p>227,616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8.42" calcext:value-type="float">
            <text:p>168,42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3.9" calcext:value-type="float">
            <text:p>183,9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6.616" calcext:value-type="float">
            <text:p>206,616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7.564" calcext:value-type="float">
            <text:p>207,564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8.322" calcext:value-type="float">
            <text:p>188,322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2.872" calcext:value-type="float">
            <text:p>172,872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7.4" calcext:value-type="float">
            <text:p>167,4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3.524" calcext:value-type="float">
            <text:p>133,524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7.346" calcext:value-type="float">
            <text:p>117,346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1.448" calcext:value-type="float">
            <text:p>121,448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9.607" calcext:value-type="float">
            <text:p>139,607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5.086" calcext:value-type="float">
            <text:p>195,086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1.853" calcext:value-type="float">
            <text:p>221,853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7.134" calcext:value-type="float">
            <text:p>207,134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7.397" calcext:value-type="float">
            <text:p>257,397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1.294" calcext:value-type="float">
            <text:p>281,294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3.937" calcext:value-type="float">
            <text:p>293,937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2.229" calcext:value-type="float">
            <text:p>292,229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02.071" calcext:value-type="float">
            <text:p>402,071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89.341" calcext:value-type="float">
            <text:p>389,341</text:p>
          </table:table-cell>
          <table:table-cell office:value-type="string" calcext:value-type="string">
            <text:p>Aclonifen</text:p>
          </table:table-cell>
          <table:table-cell office:value-type="string" calcext:value-type="string">
            <text:p>74070-46-5</text:p>
          </table:table-cell>
          <table:table-cell office:value-type="float" office:value="0.67" calcext:value-type="float">
            <text:p>0,67</text:p>
          </table:table-cell>
          <table:table-cell office:value-type="float" office:value="9.52" calcext:value-type="float">
            <text:p>9,52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25.091" calcext:value-type="float">
            <text:p>225,091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1.002" calcext:value-type="float">
            <text:p>171,002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66.606" calcext:value-type="float">
            <text:p>166,606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49.115" calcext:value-type="float">
            <text:p>249,115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5.57" calcext:value-type="float">
            <text:p>75,57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7.885" calcext:value-type="float">
            <text:p>117,885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9.212" calcext:value-type="float">
            <text:p>69,212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6.267" calcext:value-type="float">
            <text:p>66,267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8.582" calcext:value-type="float">
            <text:p>118,582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8.013" calcext:value-type="float">
            <text:p>78,013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7.877" calcext:value-type="float">
            <text:p>47,877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.151" calcext:value-type="float">
            <text:p>30,151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6.827" calcext:value-type="float">
            <text:p>36,827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8.356" calcext:value-type="float">
            <text:p>38,356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6.355" calcext:value-type="float">
            <text:p>66,355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.159" calcext:value-type="float">
            <text:p>39,159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3.72" calcext:value-type="float">
            <text:p>53,72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.616" calcext:value-type="float">
            <text:p>69,616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6.451" calcext:value-type="float">
            <text:p>56,451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.282" calcext:value-type="float">
            <text:p>26,282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.584" calcext:value-type="float">
            <text:p>25,584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.569" calcext:value-type="float">
            <text:p>30,569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0.154" calcext:value-type="float">
            <text:p>50,154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9.113" calcext:value-type="float">
            <text:p>49,113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.764" calcext:value-type="float">
            <text:p>24,764</text:p>
          </table:table-cell>
          <table:table-cell office:value-type="string" calcext:value-type="string">
            <text:p>Bifenox</text:p>
          </table:table-cell>
          <table:table-cell office:value-type="string" calcext:value-type="string">
            <text:p>42576-02-3</text:p>
          </table:table-cell>
          <table:table-cell office:value-type="float" office:value="0.0175" calcext:value-type="float">
            <text:p>0,0175</text:p>
          </table:table-cell>
          <table:table-cell office:value-type="float" office:value="6.6" calcext:value-type="float">
            <text:p>6,6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8.563" calcext:value-type="float">
            <text:p>128,563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3.582" calcext:value-type="float">
            <text:p>83,582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7.961" calcext:value-type="float">
            <text:p>87,961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9.13" calcext:value-type="float">
            <text:p>89,13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5.997" calcext:value-type="float">
            <text:p>85,997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8.808" calcext:value-type="float">
            <text:p>98,808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5.839" calcext:value-type="float">
            <text:p>105,839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6.741" calcext:value-type="float">
            <text:p>106,741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4.258" calcext:value-type="float">
            <text:p>104,258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5.73" calcext:value-type="float">
            <text:p>95,73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1.058" calcext:value-type="float">
            <text:p>61,058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9.108" calcext:value-type="float">
            <text:p>99,108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1.15" calcext:value-type="float">
            <text:p>91,15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1.018" calcext:value-type="float">
            <text:p>91,018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9.948" calcext:value-type="float">
            <text:p>99,948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9.638" calcext:value-type="float">
            <text:p>119,638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5.921" calcext:value-type="float">
            <text:p>125,921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1.726" calcext:value-type="float">
            <text:p>81,726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0.417" calcext:value-type="float">
            <text:p>100,417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2.674" calcext:value-type="float">
            <text:p>122,674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2.275" calcext:value-type="float">
            <text:p>132,275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.571" calcext:value-type="float">
            <text:p>143,571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5.152" calcext:value-type="float">
            <text:p>165,152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3.836" calcext:value-type="float">
            <text:p>83,836</text:p>
          </table:table-cell>
          <table:table-cell office:value-type="string" calcext:value-type="string">
            <text:p>Deiquat</text:p>
          </table:table-cell>
          <table:table-cell office:value-type="string" calcext:value-type="string">
            <text:p>85-00-7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38" calcext:value-type="float">
            <text:p>0,038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377" calcext:value-type="float">
            <text:p>0,377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55" calcext:value-type="float">
            <text:p>0,255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121" calcext:value-type="float">
            <text:p>0,121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5" calcext:value-type="float">
            <text:p>0,015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335" calcext:value-type="float">
            <text:p>0,335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597" calcext:value-type="float">
            <text:p>0,597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606" calcext:value-type="float">
            <text:p>0,606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825" calcext:value-type="float">
            <text:p>0,825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658" calcext:value-type="float">
            <text:p>0,658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595" calcext:value-type="float">
            <text:p>1,595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983" calcext:value-type="float">
            <text:p>0,983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246" calcext:value-type="float">
            <text:p>0,246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234" calcext:value-type="float">
            <text:p>0,234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182" calcext:value-type="float">
            <text:p>0,182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208" calcext:value-type="float">
            <text:p>0,208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71751-41-2</text:p>
          </table:table-cell>
          <table:table-cell office:value-type="string" calcext:value-type="string">
            <text:p>NA</text:p>
          </table:table-cell>
          <table:table-cell table:style-name="ce3" office:value-type="float" office:value="0.0002" calcext:value-type="float">
            <text:p>2,00E-04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25.227" calcext:value-type="float">
            <text:p>525,227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17.665" calcext:value-type="float">
            <text:p>517,665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55.274" calcext:value-type="float">
            <text:p>355,274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55.149" calcext:value-type="float">
            <text:p>355,149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2.694" calcext:value-type="float">
            <text:p>322,694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4.623" calcext:value-type="float">
            <text:p>474,623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62.604" calcext:value-type="float">
            <text:p>362,604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1.434" calcext:value-type="float">
            <text:p>331,434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65.817" calcext:value-type="float">
            <text:p>465,817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94.388" calcext:value-type="float">
            <text:p>594,388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79.413" calcext:value-type="float">
            <text:p>579,413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04.762" calcext:value-type="float">
            <text:p>604,762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28.599" calcext:value-type="float">
            <text:p>628,599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92.62" calcext:value-type="float">
            <text:p>692,62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18.669" calcext:value-type="float">
            <text:p>518,669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18.177" calcext:value-type="float">
            <text:p>818,177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51.539" calcext:value-type="float">
            <text:p>1051,539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58.958" calcext:value-type="float">
            <text:p>1258,958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75.592" calcext:value-type="float">
            <text:p>975,592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11.755" calcext:value-type="float">
            <text:p>911,755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98.057" calcext:value-type="float">
            <text:p>798,057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5.854" calcext:value-type="float">
            <text:p>875,854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9.857" calcext:value-type="float">
            <text:p>959,857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34.24" calcext:value-type="float">
            <text:p>934,24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72.907" calcext:value-type="float">
            <text:p>972,907</text:p>
          </table:table-cell>
          <table:table-cell office:value-type="string" calcext:value-type="string">
            <text:p>Terbuthylazin</text:p>
          </table:table-cell>
          <table:table-cell office:value-type="string" calcext:value-type="string">
            <text:p>5915-41-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36.991" calcext:value-type="float">
            <text:p>336,991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0.163" calcext:value-type="float">
            <text:p>120,163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6.541" calcext:value-type="float">
            <text:p>66,541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9.745" calcext:value-type="float">
            <text:p>109,745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1.995" calcext:value-type="float">
            <text:p>91,995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1.848" calcext:value-type="float">
            <text:p>131,848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2.402" calcext:value-type="float">
            <text:p>102,402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4.925" calcext:value-type="float">
            <text:p>124,925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2.727" calcext:value-type="float">
            <text:p>52,727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1.913" calcext:value-type="float">
            <text:p>91,913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.362" calcext:value-type="float">
            <text:p>72,362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8.402" calcext:value-type="float">
            <text:p>58,402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9.195" calcext:value-type="float">
            <text:p>59,195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330-54-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909.683" calcext:value-type="float">
            <text:p>2909,683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379.168" calcext:value-type="float">
            <text:p>3379,168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594.022" calcext:value-type="float">
            <text:p>3594,022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604.285" calcext:value-type="float">
            <text:p>3604,285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77.337" calcext:value-type="float">
            <text:p>2877,337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91.176" calcext:value-type="float">
            <text:p>2391,176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46.6" calcext:value-type="float">
            <text:p>2146,6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40.523" calcext:value-type="float">
            <text:p>1540,523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82.175" calcext:value-type="float">
            <text:p>2282,175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71.854" calcext:value-type="float">
            <text:p>2271,854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27.753" calcext:value-type="float">
            <text:p>1827,753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01.388" calcext:value-type="float">
            <text:p>2401,388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51.093" calcext:value-type="float">
            <text:p>1751,093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60.767" calcext:value-type="float">
            <text:p>1460,767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32.08" calcext:value-type="float">
            <text:p>1332,08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55.95" calcext:value-type="float">
            <text:p>1455,95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21.529" calcext:value-type="float">
            <text:p>1321,529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65.283" calcext:value-type="float">
            <text:p>1365,283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08.98" calcext:value-type="float">
            <text:p>1008,98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85.944" calcext:value-type="float">
            <text:p>1085,944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36.9" calcext:value-type="float">
            <text:p>736,9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9.627" calcext:value-type="float">
            <text:p>569,627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34123-59-6</text:p>
          </table:table-cell>
          <table:table-cell office:value-type="float" office:value="1.3" calcext:value-type="float">
            <text:p>1,3</text:p>
          </table:table-cell>
          <table:table-cell office:value-type="float" office:value="5.8" calcext:value-type="float">
            <text:p>5,8</text:p>
          </table:table-cell>
          <table:table-cell table:number-columns-repeated="58"/>
        </table:table-row>
        <table:table-row table:style-name="ro1" table:number-rows-repeated="10476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Credits" style:display-name="PageStyle_Cred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5f_example_5f_applied_5f_toxicity" style:display-name="PageStyle_data_example_applied_toxicit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kob Wolfram</meta:initial-creator>
    <dc:creator>Jakob Wolfram</dc:creator>
    <meta:creation-date>2022-04-28T14:56:51</meta:creation-date>
    <dc:date>2022-04-28T15:01:41</dc:date>
    <meta:editing-duration>P0D</meta:editing-duration>
    <meta:generator>LibreOffice/7.0.4.2$Linux_X86_64 LibreOffice_project/00$Build-2</meta:generator>
    <meta:document-statistic meta:table-count="2" meta:cell-count="5723" meta:object-count="0"/>
    <meta:user-defined meta:name="AppVersion">16.0300</meta:user-defined>
  </office:meta>
</office:document-meta>
</file>